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0.81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5.505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2.4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Liberation Sans" style:font-size-asian="10pt" style:language-asian="en" style:country-asian="US" style:font-style-asian="normal" style:font-weight-asian="normal" style:font-name-complex="Liberation Sans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  <table:table-cell table:number-columns-repeated="4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  <table:table-cell table:number-columns-repeated="4"/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9" office:value-type="string">
            <text:p>Материалы</text:p>
          </table:table-cell>
          <table:table-cell table:style-name="ce9" office:value-type="string">
            <text:p>Кол-во, ед. изм.</text:p>
          </table:table-cell>
          <table:table-cell table:style-name="ce12" office:value-type="string">
            <text:p>Цена руб.</text:p>
          </table:table-cell>
        </table:table-row>
        <table:table-row table:style-name="ro1">
          <table:table-cell table:style-name="Default" office:value-type="string">
            <text:p>ставка</text:p>
          </table:table-cell>
          <table:table-cell table:number-columns-repeated="2" table:style-name="Default" office:value-type="float" office:value="1200">
            <text:p>1200</text:p>
          </table:table-cell>
          <table:table-cell/>
          <table:table-cell table:style-name="ce10" office:value-type="string">
            <text:p>Тонер для лазерного принтера</text:p>
          </table:table-cell>
          <table:table-cell table:style-name="ce10" office:value-type="string">
            <text:p>1 шт.</text:p>
          </table:table-cell>
          <table:table-cell table:style-name="ce13" office:value-type="float" office:value="1509">
            <text:p>1509</text:p>
          </table:table-cell>
        </table:table-row>
        <table:table-row table:style-name="ro1">
          <table:table-cell table:style-name="Default" office:value-type="string">
            <text:p>осн зп</text:p>
          </table:table-cell>
          <table:table-cell table:style-name="Default" table:formula="of:=[.B13]*[.B11]+[.C13]*[.C11]" office:value-type="float" office:value="436800">
            <text:p>436800</text:p>
          </table:table-cell>
          <table:table-cell table:style-name="Default" office:value-type="string">
            <text:p>зп</text:p>
          </table:table-cell>
          <table:table-cell/>
          <table:table-cell table:style-name="ce10" office:value-type="string">
            <text:p>Бумага для печати формата А4</text:p>
          </table:table-cell>
          <table:table-cell table:style-name="ce10" office:value-type="string">
            <text:p>1 упаковка</text:p>
          </table:table-cell>
          <table:table-cell table:style-name="ce13" office:value-type="float" office:value="200">
            <text:p>200</text:p>
          </table:table-cell>
        </table:table-row>
        <table:table-row table:style-name="ro1">
          <table:table-cell table:style-name="Default" office:value-type="string">
            <text:p>кдоп</text:p>
          </table:table-cell>
          <table:table-cell table:style-name="Default" office:value-type="float" office:value="12">
            <text:p>12</text:p>
          </table:table-cell>
          <table:table-cell table:style-name="Default" table:formula="of:=[.B15]/100*[.$B$14]" office:value-type="float" office:value="52416">
            <text:p>52416</text:p>
          </table:table-cell>
          <table:table-cell/>
          <table:table-cell table:style-name="ce10" office:value-type="string">
            <text:p>Компакт-диск для записи копий подсистемы</text:p>
          </table:table-cell>
          <table:table-cell table:style-name="ce10" office:value-type="string">
            <text:p>5 шт.</text:p>
          </table:table-cell>
          <table:table-cell table:style-name="ce13" office:value-type="float" office:value="200">
            <text:p>200</text:p>
          </table:table-cell>
        </table:table-row>
        <table:table-row table:style-name="ro1">
          <table:table-cell table:style-name="Default" office:value-type="string">
            <text:p>ксн</text:p>
          </table:table-cell>
          <table:table-cell table:style-name="Default" office:value-type="float" office:value="36">
            <text:p>36</text:p>
          </table:table-cell>
          <table:table-cell table:style-name="Default" table:formula="of:=[.B16]/100*([.$B$14]+[.$C$15])" office:value-type="float" office:value="176117.76">
            <text:p>176117,76</text:p>
          </table:table-cell>
          <table:table-cell/>
          <table:table-cell table:style-name="ce10" office:value-type="string" table:number-columns-spanned="2" table:number-rows-spanned="1">
            <text:p>Итого</text:p>
          </table:table-cell>
          <table:covered-table-cell table:style-name="ce11"/>
          <table:table-cell table:style-name="ce13" table:formula="of:=SUM([.G13:.G15])" office:value-type="float" office:value="1909">
            <text:p>1909</text:p>
          </table:table-cell>
        </table:table-row>
        <table:table-row table:style-name="ro1">
          <table:table-cell table:style-name="Default" office:value-type="string">
            <text:p>кнр</text:p>
          </table:table-cell>
          <table:table-cell table:style-name="Default" office:value-type="float" office:value="15">
            <text:p>15</text:p>
          </table:table-cell>
          <table:table-cell table:style-name="Default" table:formula="of:=[.B17]/100*([.$B$14]+[.$C$15])" office:value-type="float" office:value="73382.4">
            <text:p>73382,4</text:p>
          </table:table-cell>
          <table:table-cell/>
          <table:table-cell table:style-name="ce10" office:value-type="string" table:number-columns-spanned="2" table:number-rows-spanned="1">
            <text:p>Транспортно-заготовительные расходы</text:p>
          </table:table-cell>
          <table:covered-table-cell table:style-name="ce11"/>
          <table:table-cell table:style-name="ce13" office:value-type="float" office:value="191">
            <text:p>19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Всего</text:p>
          </table:table-cell>
          <table:covered-table-cell table:style-name="ce11"/>
          <table:table-cell table:style-name="ce14" table:formula="of:=[.G16]+[.G17]" office:value-type="float" office:value="2100">
            <text:p>2100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row table:style-name="ro1">
          <table:table-cell table:style-name="ce15" office:value-type="string">
            <text:p>Услуги</text:p>
          </table:table-cell>
          <table:table-cell table:style-name="ce4" office:value-type="string">
            <text:p>Стоимость, р./мес.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Арендная плата</text:p>
          </table:table-cell>
          <table:table-cell table:style-name="ce3" office:value-type="float" office:value="3000">
            <text:p>30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Оплата электроэнергии</text:p>
          </table:table-cell>
          <table:table-cell table:style-name="ce3" office:value-type="float" office:value="500">
            <text:p>5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Доступ к сети Интернет</text:p>
          </table:table-cell>
          <table:table-cell table:style-name="ce3" office:value-type="float" office:value="900">
            <text:p>900</text:p>
          </table:table-cell>
          <table:table-cell table:style-name="Default"/>
          <table:table-cell/>
        </table:table-row>
        <table:table-row table:style-name="ro1">
          <table:table-cell table:style-name="ce15" office:value-type="string">
            <text:p>Итого</text:p>
          </table:table-cell>
          <table:table-cell table:style-name="ce4" table:formula="of:=SUM([.B2:.B4])" office:value-type="float" office:value="4400">
            <text:p>440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срок</text:p>
          </table:table-cell>
          <table:table-cell office:value-type="float" office:value="12">
            <text:p>12</text:p>
          </table:table-cell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office:value-type="string">
            <text:p>всего</text:p>
          </table:table-cell>
          <table:table-cell table:formula="of:=[.B5]*[.B6]" office:value-type="float" office:value="52800">
            <text:p>52800</text:p>
          </table:table-cell>
          <table:table-cell office:value-type="string">
            <text:p>Материалы, с учётом транспортно-заготовительных расходов</text:p>
          </table:table-cell>
          <table:table-cell table:style-name="ce2" table:formula="of:=[Лист1.G18]" office:value-type="float" office:value="2100">
            <text:p>21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2" table:formula="of:=[Лист1.B14]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2" table:formula="of:=[Лист1.C15]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3" table:formula="of:=[Лист1.C16]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2" table:formula="of:=[Лист1.C17]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2" table:formula="of:=[.B7]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Итого:</text:p>
          </table:table-cell>
          <table:table-cell table:style-name="ce17" table:formula="of:=SUM([.D7:.D12])" office:value-type="float" office:value="793616.16">
            <text:p>793616,16</text:p>
          </table:table-cell>
        </table:table-row>
      </table:table>
      <table:table table:name="Лист3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цена гтд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месяцев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было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дней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стало</text:p>
          </table:table-cell>
          <table:table-cell office:value-type="float" office:value="7">
            <text:p>7</text:p>
          </table:table-cell>
          <table:table-cell/>
          <table:table-cell office:value-type="string">
            <text:p>чдп</text:p>
          </table:table-cell>
          <table:table-cell table:formula="of:=[.E1]*[.E2]*[.B12]" office:value-type="float" office:value="10080000">
            <text:p>10080000</text:p>
          </table:table-cell>
        </table:table-row>
        <table:table-row table:style-name="ro1">
          <table:table-cell office:value-type="string">
            <text:p>разница</text:p>
          </table:table-cell>
          <table:table-cell table:formula="of:=[.B3]-[.B2]" office:value-type="float" office:value="4">
            <text:p>4</text:p>
          </table:table-cell>
          <table:table-cell/>
          <table:table-cell office:value-type="string">
            <text:p>чдд</text:p>
          </table:table-cell>
          <table:table-cell table:style-name="ce18" office:value-type="float" office:value="7663636.36">
            <text:p>7663636,36</text:p>
          </table:table-cell>
        </table:table-row>
        <table:table-row table:style-name="ro1">
          <table:table-cell office:value-type="string">
            <text:p>выгода</text:p>
          </table:table-cell>
          <table:table-cell table:formula="of:=[.B4]*[.B1]" office:value-type="float" office:value="400000">
            <text:p>400000</text:p>
          </table:table-cell>
          <table:table-cell/>
          <table:table-cell office:value-type="string">
            <text:p>жц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ошлины</text:p>
          </table:table-cell>
          <table:table-cell office:value-type="float" office:value="0.31">
            <text:p>0,31</text:p>
          </table:table-cell>
          <table:table-cell table:number-columns-repeated="3"/>
        </table:table-row>
        <table:table-row table:style-name="ro1">
          <table:table-cell office:value-type="string">
            <text:p>Гос-ву</text:p>
          </table:table-cell>
          <table:table-cell table:formula="of:=[.B6]*[.B5]" office:value-type="float" office:value="124000">
            <text:p>124000</text:p>
          </table:table-cell>
          <table:table-cell/>
          <table:table-cell office:value-type="string">
            <text:p>копий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загрузка декларантов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цена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с учетом загрузки</text:p>
          </table:table-cell>
          <table:table-cell table:formula="of:=[.B7]*[.B8]" office:value-type="float" office:value="99200">
            <text:p>99200</text:p>
          </table:table-cell>
          <table:table-cell/>
          <table:table-cell office:value-type="string">
            <text:p>стоимость</text:p>
          </table:table-cell>
          <table:table-cell table:formula="of:=[.E8]*[.E7]" office:value-type="float" office:value="13200000">
            <text:p>13200000</text:p>
          </table:table-cell>
        </table:table-row>
        <table:table-row table:style-name="ro1">
          <table:table-cell office:value-type="string">
            <text:p>стоимость оформления сделки</text:p>
          </table:table-cell>
          <table:table-cell office:value-type="float" office:value="19200">
            <text:p>19200</text:p>
          </table:table-cell>
          <table:table-cell/>
          <table:table-cell office:value-type="string">
            <text:p>выручка</text:p>
          </table:table-cell>
          <table:table-cell table:formula="of:=[.E9]-[Лист2.D13]" office:value-type="float" office:value="12406383.84">
            <text:p>12406383,84</text:p>
          </table:table-cell>
        </table:table-row>
        <table:table-row table:style-name="ro1">
          <table:table-cell office:value-type="string">
            <text:p>итого</text:p>
          </table:table-cell>
          <table:table-cell table:formula="of:=[.B9]-[.B10]" office:value-type="float" office:value="80000">
            <text:p>80000</text:p>
          </table:table-cell>
          <table:table-cell table:number-columns-repeated="3"/>
        </table:table-row>
        <table:table-row table:style-name="ro1">
          <table:table-cell office:value-type="string">
            <text:p>худший случай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roi</text:p>
          </table:table-cell>
          <table:table-cell table:formula="of:=[.E10]/([Лист2.D13]*[.E5])" office:value-type="float" office:value="3.12654516510853">
            <text:p>3,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портал</text:p>
          </table:table-cell>
          <table:table-cell office:value-type="float" office:value="1500000">
            <text:p>15000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4">14.01.2009</text:date>, <text:time>12:07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13T21:45:10</meta:creation-date>
    <dc:date>2009-01-14T12:07:18.34</dc:date>
    <dc:creator>eav eav</dc:creator>
    <meta:editing-duration>PT01H33M42S</meta:editing-duration>
    <meta:editing-cycles>26</meta:editing-cycles>
    <meta:generator>OpenOffice.org/3.0$Win32 OpenOffice.org_project/300m9$Build-9358</meta:generator>
    <meta:document-statistic meta:table-count="3" meta:cell-count="140" meta:object-count="0"/>
    <meta:user-defined meta:name="Поле 1"/>
    <meta:user-defined meta:name="Поле 2"/>
    <meta:user-defined meta:name="Поле 3"/>
    <meta:user-defined meta:name="Поле 4"/>
  </office:meta>
</office:document-meta>
</file>